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2.3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/>
    <style:style style:name="gr1" style:family="graphic" style:parent-style-name="Default">
      <style:graphic-properties draw:textarea-horizontal-align="justify" draw:textarea-vertical-align="middle" draw:auto-grow-height="false" fo:min-height="0.428cm" fo:min-width="10.138cm" loext:decorative="false"/>
      <style:paragraph-properties style:writing-mode="lr-tb"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28cm" fo:min-width="1.103cm" loext:decorative="false"/>
      <style:paragraph-properties style:writing-mode="lr-tb"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428cm" fo:min-width="10.197cm" loext:decorative="false"/>
      <style:paragraph-properties style:writing-mode="lr-tb"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28cm" fo:min-width="1.9cm" loext:decorative="false"/>
      <style:paragraph-properties style:writing-mode="lr-tb"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428cm" fo:min-width="1.814cm" loext:decorative="false"/>
      <style:paragraph-properties style:writing-mode="lr-tb"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428cm" fo:min-width="2.605cm" loext:decorative="false"/>
      <style:paragraph-properties style:writing-mode="lr-tb"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428cm" fo:min-width="8.085cm" loext:decorative="false"/>
      <style:paragraph-properties style:writing-mode="lr-tb"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428cm" fo:min-width="3.947cm" loext:decorative="false"/>
      <style:paragraph-properties style:writing-mode="lr-tb"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0.428cm" fo:min-width="5.327cm" loext:decorative="false"/>
      <style:paragraph-properties style:writing-mode="lr-tb" fo:text-align="center"/>
    </style:style>
    <style:style style:name="gr10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textarea-horizontal-align="justify" draw:textarea-vertical-align="middle" draw:auto-grow-height="false" fo:min-height="0.428cm" fo:min-width="4.659cm" loext:decorative="false"/>
      <style:paragraph-properties style:writing-mode="lr-tb" fo:text-align="center"/>
    </style:style>
    <style:style style:name="gr20" style:family="graphic" style:parent-style-name="Default">
      <style:graphic-properties draw:textarea-horizontal-align="justify" draw:textarea-vertical-align="middle" draw:auto-grow-height="false" fo:min-height="0.428cm" fo:min-width="9.487cm" loext:decorative="false"/>
      <style:paragraph-properties style:writing-mode="lr-tb" fo:text-align="center"/>
    </style:style>
    <style:style style:name="gr21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draw:textarea-horizontal-align="justify" draw:textarea-vertical-align="middle" draw:auto-grow-height="false" fo:min-height="0.428cm" fo:min-width="5.952cm" loext:decorative="false"/>
      <style:paragraph-properties style:writing-mode="lr-tb" fo:text-align="center"/>
    </style:style>
    <style:style style:name="gr23" style:family="graphic" style:parent-style-name="Default">
      <style:graphic-properties draw:textarea-horizontal-align="justify" draw:textarea-vertical-align="middle" draw:auto-grow-height="false" fo:min-height="0.428cm" fo:min-width="8.775cm" loext:decorative="false"/>
      <style:paragraph-properties style:writing-mode="lr-tb" fo:text-align="center"/>
    </style:style>
    <style:style style:name="gr24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5" style:family="graphic" style:parent-style-name="Default">
      <style:graphic-properties draw:stroke="solid" svg:stroke-width="0cm" svg:stroke-color="#3465a4" draw:marker-start="" draw:marker-start-width="0.2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shapes>
          <draw:custom-shape draw:z-index="0" draw:name="Фигура 1" draw:style-name="gr1" draw:text-style-name="P1" xml:id="id1" draw:id="id1" svg:width="10.138cm" svg:height="0.428cm" svg:x="8.146cm" svg:y="2.392cm">
            <text:p text:style-name="P1">101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0" table:default-cell-style-name="ce7"/>
        <table:table-column table:style-name="co5" table:number-columns-repeated="18" table:default-cell-style-name="ce7"/>
        <table:table-column table:style-name="co5" table:number-columns-repeated="16323"/>
        <table:table-row table:style-name="ro1">
          <table:table-cell table:style-name="ce3" office:value-type="string" calcext:value-type="string">
            <text:p>ID процесса B</text:p>
          </table:table-cell>
          <table:table-cell table:style-name="ce3" office:value-type="string" calcext:value-type="string">
            <text:p>Время выполнения процесса B (мс)</text:p>
          </table:table-cell>
          <table:table-cell table:style-name="ce3" office:value-type="string" calcext:value-type="string">
            <text:p>ID процесса (ов) A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8"/>
          <table:table-cell table:style-name="ce7" table:number-columns-repeated="1632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>
            <draw:custom-shape draw:z-index="2" draw:name="Фигура 3" draw:style-name="gr2" draw:text-style-name="P1" xml:id="id2" draw:id="id2" svg:width="1.103cm" svg:height="0.428cm" svg:x="0.082cm" svg:y="0.074cm">
              <text:p text:style-name="P1">103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4" draw:name="Фигура 5" draw:style-name="gr3" draw:text-style-name="P1" xml:id="id5" draw:id="id5" svg:width="10.197cm" svg:height="0.428cm" svg:x="0.682cm" svg:y="0.092cm">
              <text:p text:style-name="P1">10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2"/>
          <table:table-cell>
            <draw:custom-shape draw:z-index="7" draw:name="Фигура 8" draw:style-name="gr4" draw:text-style-name="P1" xml:id="id6" draw:id="id6" svg:width="1.9cm" svg:height="0.428cm" svg:x="0.319cm" svg:y="0.156cm">
              <text:p text:style-name="P1">108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8" draw:name="Фигура 9" draw:style-name="gr5" draw:text-style-name="P1" xml:id="id11" draw:id="id11" svg:width="1.814cm" svg:height="0.428cm" svg:x="1.633cm" svg:y="0.157cm">
              <text:p text:style-name="P1">10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7"/>
          <table:table-cell table:style-name="ce7" table:number-columns-repeated="1632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>
            <draw:custom-shape draw:z-index="1" draw:name="Фигура 2" draw:style-name="gr6" draw:text-style-name="P1" xml:id="id3" draw:id="id3" svg:width="2.605cm" svg:height="0.428cm" svg:x="0.047cm" svg:y="0.067cm">
              <text:p text:style-name="P1">10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3" draw:name="Фигура 4" draw:style-name="gr7" draw:text-style-name="P1" xml:id="id4" draw:id="id4" svg:width="8.085cm" svg:height="0.428cm" svg:x="0.125cm" svg:y="0.093cm">
              <text:p text:style-name="P1">104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2"/>
          <table:table-cell table:style-name="ce7" table:number-columns-repeated="1632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;102</text:p>
          </table:table-cell>
          <table:table-cell table:number-columns-repeated="25"/>
          <table:table-cell>
            <draw:custom-shape draw:z-index="5" draw:name="Фигура 6" draw:style-name="gr8" draw:text-style-name="P1" xml:id="id7" draw:id="id7" svg:width="3.947cm" svg:height="0.428cm" svg:x="0.017cm" svg:y="0.044cm">
              <text:p text:style-name="P1">10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6" draw:name="Фигура 7" draw:style-name="gr9" draw:text-style-name="P1" xml:id="id8" draw:id="id8" svg:width="5.327cm" svg:height="0.428cm" svg:x="0.04cm" svg:y="0.046cm">
              <text:p text:style-name="P1">10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6"/>
          <table:table-cell table:style-name="ce7" table:number-columns-repeated="1632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table:number-columns-repeated="17"/>
          <table:table-cell>
            <draw:connector draw:z-index="13" draw:style-name="gr10" draw:text-style-name="P2" draw:type="line" svg:x1="-1.51cm" svg:y1="-1.209cm" svg:x2="-1.297cm" svg:y2="-1.172cm" draw:start-shape="id1" draw:start-glue-point="1" draw:end-shape="id2" draw:end-glue-point="3" svg:d="M18284 2606l213 37" svg:viewBox="0 0 214 38">
              <text:p/>
            </draw:connector>
          </table:table-cell>
          <table:table-cell table:number-columns-repeated="40"/>
          <table:table-cell table:style-name="ce7" table:number-columns-repeated="1632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>
            <draw:connector draw:z-index="15" draw:style-name="gr11" draw:text-style-name="P2" draw:type="line" svg:x1="5.41cm" svg:y1="-1.179cm" svg:x2="5.642cm" svg:y2="-1.153cm" draw:start-shape="id3" draw:start-glue-point="1" draw:end-shape="id4" draw:end-glue-point="3" svg:d="M18308 3123l232 26" svg:viewBox="0 0 233 27">
              <text:p/>
            </draw:connector>
          </table:table-cell>
          <table:table-cell table:number-columns-repeated="2"/>
          <table:table-cell>
            <draw:connector draw:z-index="14" draw:style-name="gr12" draw:text-style-name="P2" draw:type="line" svg:x1="3.341cm" svg:y1="-1.179cm" svg:x2="3.53cm" svg:y2="-1.659cm" draw:start-shape="id3" draw:start-glue-point="1" draw:end-shape="id2" draw:end-glue-point="3" svg:d="M18308 3123l189-480" svg:viewBox="0 0 190 481">
              <text:p/>
            </draw:connector>
          </table:table-cell>
          <table:table-cell table:number-columns-repeated="47"/>
          <table:table-cell table:style-name="ce7" table:number-columns-repeated="1632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0"/>
          <table:table-cell>
            <draw:connector draw:z-index="16" draw:style-name="gr13" draw:text-style-name="P2" draw:type="line" svg:x1="-2.263cm" svg:y1="-2.146cm" svg:x2="-2.076cm" svg:y2="-2.128cm" draw:start-shape="id2" draw:start-glue-point="1" draw:end-shape="id5" draw:end-glue-point="3" svg:d="M19600 2643l187 18" svg:viewBox="0 0 188 19">
              <text:p/>
            </draw:connector>
          </table:table-cell>
          <table:table-cell table:number-columns-repeated="37"/>
          <table:table-cell table:style-name="ce7" table:number-columns-repeated="1632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number-columns-repeated="34"/>
          <table:table-cell>
            <draw:connector draw:z-index="19" draw:style-name="gr14" draw:text-style-name="P2" draw:type="line" svg:x1="-1.535cm" svg:y1="-2.615cm" svg:x2="3.767cm" svg:y2="-2.551cm" draw:start-shape="id5" draw:start-glue-point="1" draw:end-shape="id6" draw:end-glue-point="3" svg:d="M29984 2661l5302 64" svg:viewBox="0 0 5303 65">
              <text:p/>
            </draw:connector>
          </table:table-cell>
          <table:table-cell table:number-columns-repeated="23"/>
          <table:table-cell table:style-name="ce7" table:number-columns-repeated="1632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;107</text:p>
          </table:table-cell>
          <table:table-cell table:number-columns-repeated="25"/>
          <table:table-cell>
            <draw:connector draw:z-index="18" draw:style-name="gr15" draw:text-style-name="P2" draw:type="line" svg:x1="3.964cm" svg:y1="-2.177cm" svg:x2="4.178cm" svg:y2="-2.175cm" draw:start-shape="id7" draw:start-glue-point="1" draw:end-shape="id8" draw:end-glue-point="3" svg:d="M29276 3586l214 2" svg:viewBox="0 0 215 3">
              <text:p/>
            </draw:connector>
          </table:table-cell>
          <table:table-cell table:number-columns-repeated="32"/>
          <table:table-cell table:style-name="ce7" table:number-columns-repeated="1632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13"/>
          <table:table-cell>
            <draw:connector draw:z-index="23" draw:style-name="gr16" draw:text-style-name="P2" draw:type="line" svg:x1="-1.511cm" svg:y1="0.744cm" svg:x2="-1.3cm" svg:y2="1.273cm" draw:start-shape="id9" draw:start-glue-point="1" draw:end-shape="id10" draw:end-glue-point="3" svg:d="M15525 6993l211 529" svg:viewBox="0 0 212 530">
              <text:p/>
            </draw:connector>
          </table:table-cell>
          <table:table-cell table:number-columns-repeated="4"/>
          <table:table-cell>
            <draw:connector draw:z-index="17" draw:style-name="gr17" draw:text-style-name="P2" draw:type="line" svg:x1="-0.884cm" svg:y1="-3.606cm" svg:x2="4.845cm" svg:y2="-2.663cm" draw:start-shape="id2" draw:start-glue-point="1" draw:end-shape="id7" draw:end-glue-point="3" svg:d="M19600 2643l5729 943" svg:viewBox="0 0 5730 944">
              <text:p/>
            </draw:connector>
          </table:table-cell>
          <table:table-cell table:number-columns-repeated="14"/>
          <table:table-cell>
            <draw:connector draw:z-index="20" draw:style-name="gr18" draw:text-style-name="P2" draw:type="line" svg:x1="3.988cm" svg:y1="-2.661cm" svg:x2="4.457cm" svg:y2="-3.524cm" draw:start-shape="id8" draw:start-glue-point="1" draw:end-shape="id6" draw:end-glue-point="3" svg:d="M34817 3588l469-863" svg:viewBox="0 0 470 864">
              <text:p/>
            </draw:connector>
          </table:table-cell>
          <table:table-cell table:number-columns-repeated="24"/>
          <table:table-cell table:style-name="ce7" table:number-columns-repeated="1632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>
            <draw:custom-shape draw:z-index="9" draw:name="Фигура 10" draw:style-name="gr19" draw:text-style-name="P1" xml:id="id9" draw:id="id9" svg:width="4.659cm" svg:height="0.428cm" svg:x="0.037cm" svg:y="0.043cm">
              <text:p text:style-name="P1">11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draw:z-index="10" draw:name="Фигура 11" draw:style-name="gr20" draw:text-style-name="P1" xml:id="id12" draw:id="id12" svg:width="9.487cm" svg:height="0.428cm" svg:x="0.017cm" svg:y="0.064cm">
              <text:p text:style-name="P1">1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"/>
          <table:table-cell>
            <draw:connector draw:z-index="21" draw:style-name="gr21" draw:text-style-name="P2" draw:type="line" svg:x1="3.598cm" svg:y1="-4.011cm" svg:x2="3.702cm" svg:y2="-4.01cm" draw:start-shape="id6" draw:start-glue-point="1" draw:end-shape="id11" draw:end-glue-point="3" svg:d="M37186 2725l104 1" svg:viewBox="0 0 105 2">
              <text:p/>
            </draw:connector>
          </table:table-cell>
          <table:table-cell table:number-columns-repeated="20"/>
          <table:table-cell table:style-name="ce7" table:number-columns-repeated="1632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11"/>
          <table:table-cell>
            <draw:custom-shape draw:z-index="11" draw:name="Фигура 12" draw:style-name="gr22" draw:text-style-name="P1" xml:id="id10" draw:id="id10" svg:width="5.952cm" svg:height="0.428cm" svg:x="0.08cm" svg:y="0.085cm">
              <text:p text:style-name="P1">11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2" draw:name="Фигура 13" draw:style-name="gr23" draw:text-style-name="P1" xml:id="id13" draw:id="id13" svg:width="8.775cm" svg:height="0.428cm" svg:x="0.661cm" svg:y="0.062cm">
              <text:p text:style-name="P1">1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8"/>
          <table:table-cell table:style-name="ce7" table:number-columns-repeated="1632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>
            <draw:connector draw:z-index="22" draw:style-name="gr24" draw:text-style-name="P2" draw:type="line" svg:x1="-0.821cm" svg:y1="-0.717cm" svg:x2="-0.673cm" svg:y2="-0.696cm" draw:start-shape="id9" draw:start-glue-point="1" draw:end-shape="id12" draw:end-glue-point="3" svg:d="M15525 6993l148 21" svg:viewBox="0 0 149 22">
              <text:p/>
            </draw:connector>
          </table:table-cell>
          <table:table-cell table:number-columns-repeated="45"/>
          <table:table-cell table:style-name="ce7" table:number-columns-repeated="1632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number-columns-repeated="58"/>
          <table:table-cell table:style-name="ce7" table:number-columns-repeated="16323"/>
        </table:table-row>
        <table:table-row table:style-name="ro3">
          <table:table-cell table:number-columns-repeated="22"/>
          <table:table-cell>
            <draw:connector draw:z-index="24" draw:style-name="gr25" draw:text-style-name="P2" draw:type="line" svg:x1="0.514cm" svg:y1="-1.162cm" svg:x2="0.661cm" svg:y2="-1.185cm" draw:start-shape="id10" draw:start-glue-point="1" draw:end-shape="id13" draw:end-glue-point="3" svg:d="M21688 7522l147-23" svg:viewBox="0 0 148 24">
              <text:p/>
            </draw:connector>
          </table:table-cell>
          <table:table-cell table:number-columns-repeated="38"/>
          <table:table-cell table:style-name="ce7" table:number-columns-repeated="16323"/>
        </table:table-row>
        <table:table-row table:style-name="ro3" table:number-rows-repeated="1048560">
          <table:table-cell table:number-columns-repeated="61"/>
          <table:table-cell table:style-name="ce7" table:number-columns-repeated="16323"/>
        </table:table-row>
        <table:table-row table:style-name="ro3">
          <table:table-cell table:number-columns-repeated="61"/>
          <table:table-cell table:style-name="ce7" table:number-columns-repeated="163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HP</meta:initial-creator>
    <meta:creation-date>2022-07-26T06:42:39Z</meta:creation-date>
    <dc:date>2026-01-25T15:18:29.892232900</dc:date>
    <meta:editing-duration>PT3M40S</meta:editing-duration>
    <meta:editing-cycles>1</meta:editing-cycles>
    <meta:document-statistic meta:table-count="1" meta:cell-count="82" meta:object-count="25"/>
  </office:meta>
</office:document-meta>
</file>